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2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244842220680931" calcext:value-type="float">
            <text:p>0.0244842220680931</text:p>
          </table:table-cell>
          <table:table-cell table:style-name="ce1" table:formula="of:=AVERAGE([.C3:.C32])" office:value-type="float" office:value="0.951969528198242" calcext:value-type="float">
            <text:p>0.951969528198242</text:p>
          </table:table-cell>
          <table:table-cell table:style-name="ce1" table:formula="of:=AVERAGE([.D3:.D32])" office:value-type="float" office:value="0.169795043668817" calcext:value-type="float">
            <text:p>0.169795043668817</text:p>
          </table:table-cell>
          <table:table-cell table:style-name="ce1" table:formula="of:=AVERAGE([.E3:.E32])" office:value-type="float" office:value="0.0288243562172686" calcext:value-type="float">
            <text:p>0.0288243562172686</text:p>
          </table:table-cell>
          <table:table-cell table:style-name="ce1" table:formula="of:=AVERAGE([.F3:.F32])" office:value-type="float" office:value="0.0460024429050147" calcext:value-type="float">
            <text:p>0.0460024429050147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371883423180593" calcext:value-type="float">
            <text:p>0.0371883423180593</text:p>
          </table:table-cell>
          <table:table-cell office:value-type="float" office:value="0.912792205810547" calcext:value-type="float">
            <text:p>0.912792205810547</text:p>
          </table:table-cell>
          <table:table-cell office:value-type="float" office:value="0.260241674034778" calcext:value-type="float">
            <text:p>0.260241674034778</text:p>
          </table:table-cell>
          <table:table-cell office:value-type="float" office:value="0.041584251671847" calcext:value-type="float">
            <text:p>0.041584251671847</text:p>
          </table:table-cell>
          <table:table-cell office:value-type="float" office:value="0.0717099118853291" calcext:value-type="float">
            <text:p>0.0717099118853291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185320832112511" calcext:value-type="float">
            <text:p>0.0185320832112511</text:p>
          </table:table-cell>
          <table:table-cell office:value-type="float" office:value="0.897773742675781" calcext:value-type="float">
            <text:p>0.897773742675781</text:p>
          </table:table-cell>
          <table:table-cell office:value-type="float" office:value="0.258426966292135" calcext:value-type="float">
            <text:p>0.258426966292135</text:p>
          </table:table-cell>
          <table:table-cell office:value-type="float" office:value="0.0195729537366548" calcext:value-type="float">
            <text:p>0.0195729537366548</text:p>
          </table:table-cell>
          <table:table-cell office:value-type="float" office:value="0.0363897878460985" calcext:value-type="float">
            <text:p>0.0363897878460985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.000205170291341814" calcext:value-type="float">
            <text:p>0.000205170291341814</text:p>
          </table:table-cell>
          <table:table-cell office:value-type="float" office:value="0.981410980224609" calcext:value-type="float">
            <text:p>0.981410980224609</text:p>
          </table:table-cell>
          <table:table-cell office:value-type="float" office:value="0.0031055900621118" calcext:value-type="float">
            <text:p>0.0031055900621118</text:p>
          </table:table-cell>
          <table:table-cell office:value-type="float" office:value="0.000219635405227323" calcext:value-type="float">
            <text:p>0.000219635405227323</text:p>
          </table:table-cell>
          <table:table-cell office:value-type="float" office:value="0.00041025641025641" calcext:value-type="float">
            <text:p>0.00041025641025641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.0031317908730666" calcext:value-type="float">
            <text:p>0.0031317908730666</text:p>
          </table:table-cell>
          <table:table-cell office:value-type="float" office:value="0.940502166748047" calcext:value-type="float">
            <text:p>0.940502166748047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0.00316292279886393" calcext:value-type="float">
            <text:p>0.00316292279886393</text:p>
          </table:table-cell>
          <table:table-cell office:value-type="float" office:value="0.00624402676011469" calcext:value-type="float">
            <text:p>0.00624402676011469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02451911169818" calcext:value-type="float">
            <text:p>0.102451911169818</text:p>
          </table:table-cell>
          <table:table-cell office:value-type="float" office:value="0.958526611328125" calcext:value-type="float">
            <text:p>0.958526611328125</text:p>
          </table:table-cell>
          <table:table-cell office:value-type="float" office:value="0.290768509840675" calcext:value-type="float">
            <text:p>0.290768509840675</text:p>
          </table:table-cell>
          <table:table-cell office:value-type="float" office:value="0.136583755227823" calcext:value-type="float">
            <text:p>0.136583755227823</text:p>
          </table:table-cell>
          <table:table-cell office:value-type="float" office:value="0.185861914033248" calcext:value-type="float">
            <text:p>0.185861914033248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102321284212958" calcext:value-type="float">
            <text:p>0.102321284212958</text:p>
          </table:table-cell>
          <table:table-cell office:value-type="float" office:value="0.911045074462891" calcext:value-type="float">
            <text:p>0.911045074462891</text:p>
          </table:table-cell>
          <table:table-cell office:value-type="float" office:value="0.539257455873402" calcext:value-type="float">
            <text:p>0.539257455873402</text:p>
          </table:table-cell>
          <table:table-cell office:value-type="float" office:value="0.112123513034675" calcext:value-type="float">
            <text:p>0.112123513034675</text:p>
          </table:table-cell>
          <table:table-cell office:value-type="float" office:value="0.18564693556836" calcext:value-type="float">
            <text:p>0.18564693556836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480276769663874" calcext:value-type="float">
            <text:p>0.0480276769663874</text:p>
          </table:table-cell>
          <table:table-cell office:value-type="float" office:value="0.892932891845703" calcext:value-type="float">
            <text:p>0.892932891845703</text:p>
          </table:table-cell>
          <table:table-cell office:value-type="float" office:value="0.282973621103118" calcext:value-type="float">
            <text:p>0.282973621103118</text:p>
          </table:table-cell>
          <table:table-cell office:value-type="float" office:value="0.0546823711141147" calcext:value-type="float">
            <text:p>0.0546823711141147</text:p>
          </table:table-cell>
          <table:table-cell office:value-type="float" office:value="0.0916534515680119" calcext:value-type="float">
            <text:p>0.0916534515680119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333681391020112" calcext:value-type="float">
            <text:p>0.0333681391020112</text:p>
          </table:table-cell>
          <table:table-cell office:value-type="float" office:value="0.918777465820313" calcext:value-type="float">
            <text:p>0.918777465820313</text:p>
          </table:table-cell>
          <table:table-cell office:value-type="float" office:value="0.340120314669135" calcext:value-type="float">
            <text:p>0.340120314669135</text:p>
          </table:table-cell>
          <table:table-cell office:value-type="float" office:value="0.035677879714577" calcext:value-type="float">
            <text:p>0.035677879714577</text:p>
          </table:table-cell>
          <table:table-cell office:value-type="float" office:value="0.064581319743432" calcext:value-type="float">
            <text:p>0.064581319743432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0738007380073801" calcext:value-type="float">
            <text:p>0.00738007380073801</text:p>
          </table:table-cell>
          <table:table-cell office:value-type="float" office:value="0.992816925048828" calcext:value-type="float">
            <text:p>0.992816925048828</text:p>
          </table:table-cell>
          <table:table-cell office:value-type="float" office:value="0.0679611650485437" calcext:value-type="float">
            <text:p>0.0679611650485437</text:p>
          </table:table-cell>
          <table:table-cell office:value-type="float" office:value="0.00821114369501466" calcext:value-type="float">
            <text:p>0.00821114369501466</text:p>
          </table:table-cell>
          <table:table-cell office:value-type="float" office:value="0.0146520146520147" calcext:value-type="float">
            <text:p>0.0146520146520147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9921568627451" calcext:value-type="float">
            <text:p>0.019921568627451</text:p>
          </table:table-cell>
          <table:table-cell office:value-type="float" office:value="0.928497314453125" calcext:value-type="float">
            <text:p>0.928497314453125</text:p>
          </table:table-cell>
          <table:table-cell office:value-type="float" office:value="0.266993693062369" calcext:value-type="float">
            <text:p>0.266993693062369</text:p>
          </table:table-cell>
          <table:table-cell office:value-type="float" office:value="0.0210741744565518" calcext:value-type="float">
            <text:p>0.0210741744565518</text:p>
          </table:table-cell>
          <table:table-cell office:value-type="float" office:value="0.0390649031067364" calcext:value-type="float">
            <text:p>0.0390649031067364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418679549114332" calcext:value-type="float">
            <text:p>0.00418679549114332</text:p>
          </table:table-cell>
          <table:table-cell office:value-type="float" office:value="0.929229736328125" calcext:value-type="float">
            <text:p>0.929229736328125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00423108218063466" calcext:value-type="float">
            <text:p>0.00423108218063466</text:p>
          </table:table-cell>
          <table:table-cell office:value-type="float" office:value="0.00833867864015394" calcext:value-type="float">
            <text:p>0.00833867864015394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45796209298558" calcext:value-type="float">
            <text:p>0.00145796209298558</text:p>
          </table:table-cell>
          <table:table-cell office:value-type="float" office:value="0.976486206054688" calcext:value-type="float">
            <text:p>0.976486206054688</text:p>
          </table:table-cell>
          <table:table-cell office:value-type="float" office:value="0.004364694471387" calcext:value-type="float">
            <text:p>0.004364694471387</text:p>
          </table:table-cell>
          <table:table-cell office:value-type="float" office:value="0.00218446601941748" calcext:value-type="float">
            <text:p>0.00218446601941748</text:p>
          </table:table-cell>
          <table:table-cell office:value-type="float" office:value="0.0029116790682627" calcext:value-type="float">
            <text:p>0.0029116790682627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129411376316398" calcext:value-type="float">
            <text:p>0.0129411376316398</text:p>
          </table:table-cell>
          <table:table-cell office:value-type="float" office:value="0.885944366455078" calcext:value-type="float">
            <text:p>0.885944366455078</text:p>
          </table:table-cell>
          <table:table-cell office:value-type="float" office:value="0.270905321354527" calcext:value-type="float">
            <text:p>0.270905321354527</text:p>
          </table:table-cell>
          <table:table-cell office:value-type="float" office:value="0.0134081269667533" calcext:value-type="float">
            <text:p>0.0134081269667533</text:p>
          </table:table-cell>
          <table:table-cell office:value-type="float" office:value="0.0255516083824919" calcext:value-type="float">
            <text:p>0.0255516083824919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733857517274244" calcext:value-type="float">
            <text:p>0.0733857517274244</text:p>
          </table:table-cell>
          <table:table-cell office:value-type="float" office:value="0.985164642333984" calcext:value-type="float">
            <text:p>0.985164642333984</text:p>
          </table:table-cell>
          <table:table-cell office:value-type="float" office:value="0.273049645390071" calcext:value-type="float">
            <text:p>0.273049645390071</text:p>
          </table:table-cell>
          <table:table-cell office:value-type="float" office:value="0.0912052117263844" calcext:value-type="float">
            <text:p>0.0912052117263844</text:p>
          </table:table-cell>
          <table:table-cell office:value-type="float" office:value="0.136736958934517" calcext:value-type="float">
            <text:p>0.136736958934517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5910186767578" calcext:value-type="float">
            <text:p>0.9759101867675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724520140578535" calcext:value-type="float">
            <text:p>0.00724520140578535</text:p>
          </table:table-cell>
          <table:table-cell office:value-type="float" office:value="0.929958343505859" calcext:value-type="float">
            <text:p>0.929958343505859</text:p>
          </table:table-cell>
          <table:table-cell office:value-type="float" office:value="0.185595567867036" calcext:value-type="float">
            <text:p>0.185595567867036</text:p>
          </table:table-cell>
          <table:table-cell office:value-type="float" office:value="0.00748310716479589" calcext:value-type="float">
            <text:p>0.00748310716479589</text:p>
          </table:table-cell>
          <table:table-cell office:value-type="float" office:value="0.0143861720972677" calcext:value-type="float">
            <text:p>0.0143861720972677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216838642141469" calcext:value-type="float">
            <text:p>0.00216838642141469</text:p>
          </table:table-cell>
          <table:table-cell office:value-type="float" office:value="0.949092864990234" calcext:value-type="float">
            <text:p>0.949092864990234</text:p>
          </table:table-cell>
          <table:table-cell office:value-type="float" office:value="0.239669421487603" calcext:value-type="float">
            <text:p>0.239669421487603</text:p>
          </table:table-cell>
          <table:table-cell office:value-type="float" office:value="0.00218340611353712" calcext:value-type="float">
            <text:p>0.00218340611353712</text:p>
          </table:table-cell>
          <table:table-cell office:value-type="float" office:value="0.00432738939043498" calcext:value-type="float">
            <text:p>0.00432738939043498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475487784882768" calcext:value-type="float">
            <text:p>0.00475487784882768</text:p>
          </table:table-cell>
          <table:table-cell office:value-type="float" office:value="0.953689575195313" calcext:value-type="float">
            <text:p>0.953689575195313</text:p>
          </table:table-cell>
          <table:table-cell office:value-type="float" office:value="0.0147620259608043" calcext:value-type="float">
            <text:p>0.0147620259608043</text:p>
          </table:table-cell>
          <table:table-cell office:value-type="float" office:value="0.0069652936231536" calcext:value-type="float">
            <text:p>0.0069652936231536</text:p>
          </table:table-cell>
          <table:table-cell office:value-type="float" office:value="0.00946475195822454" calcext:value-type="float">
            <text:p>0.00946475195822454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709105835670794" calcext:value-type="float">
            <text:p>0.0709105835670794</text:p>
          </table:table-cell>
          <table:table-cell office:value-type="float" office:value="0.896389007568359" calcext:value-type="float">
            <text:p>0.896389007568359</text:p>
          </table:table-cell>
          <table:table-cell office:value-type="float" office:value="0.35945899080978" calcext:value-type="float">
            <text:p>0.35945899080978</text:p>
          </table:table-cell>
          <table:table-cell office:value-type="float" office:value="0.0811667971808927" calcext:value-type="float">
            <text:p>0.0811667971808927</text:p>
          </table:table-cell>
          <table:table-cell office:value-type="float" office:value="0.132430446864918" calcext:value-type="float">
            <text:p>0.132430446864918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112066876665859" calcext:value-type="float">
            <text:p>0.0112066876665859</text:p>
          </table:table-cell>
          <table:table-cell office:value-type="float" office:value="0.937732696533203" calcext:value-type="float">
            <text:p>0.937732696533203</text:p>
          </table:table-cell>
          <table:table-cell office:value-type="float" office:value="0.145554681353265" calcext:value-type="float">
            <text:p>0.145554681353265</text:p>
          </table:table-cell>
          <table:table-cell office:value-type="float" office:value="0.0119958500842952" calcext:value-type="float">
            <text:p>0.0119958500842952</text:p>
          </table:table-cell>
          <table:table-cell office:value-type="float" office:value="0.0221649793326544" calcext:value-type="float">
            <text:p>0.0221649793326544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285323609845032" calcext:value-type="float">
            <text:p>0.0285323609845032</text:p>
          </table:table-cell>
          <table:table-cell office:value-type="float" office:value="0.959346771240234" calcext:value-type="float">
            <text:p>0.959346771240234</text:p>
          </table:table-cell>
          <table:table-cell office:value-type="float" office:value="0.0954559316864898" calcext:value-type="float">
            <text:p>0.0954559316864898</text:p>
          </table:table-cell>
          <table:table-cell office:value-type="float" office:value="0.0391054472763618" calcext:value-type="float">
            <text:p>0.0391054472763618</text:p>
          </table:table-cell>
          <table:table-cell office:value-type="float" office:value="0.05548169812993" calcext:value-type="float">
            <text:p>0.05548169812993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563100364359059" calcext:value-type="float">
            <text:p>0.00563100364359059</text:p>
          </table:table-cell>
          <table:table-cell office:value-type="float" office:value="0.988548278808594" calcext:value-type="float">
            <text:p>0.988548278808594</text:p>
          </table:table-cell>
          <table:table-cell office:value-type="float" office:value="0.0272873194221509" calcext:value-type="float">
            <text:p>0.0272873194221509</text:p>
          </table:table-cell>
          <table:table-cell office:value-type="float" office:value="0.00704517198508081" calcext:value-type="float">
            <text:p>0.00704517198508081</text:p>
          </table:table-cell>
          <table:table-cell office:value-type="float" office:value="0.0111989459815547" calcext:value-type="float">
            <text:p>0.0111989459815547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842503438789546" calcext:value-type="float">
            <text:p>0.0842503438789546</text:p>
          </table:table-cell>
          <table:table-cell office:value-type="float" office:value="0.989841461181641" calcext:value-type="float">
            <text:p>0.989841461181641</text:p>
          </table:table-cell>
          <table:table-cell office:value-type="float" office:value="0.337465564738292" calcext:value-type="float">
            <text:p>0.337465564738292</text:p>
          </table:table-cell>
          <table:table-cell office:value-type="float" office:value="0.100947672023074" calcext:value-type="float">
            <text:p>0.100947672023074</text:p>
          </table:table-cell>
          <table:table-cell office:value-type="float" office:value="0.155407548366635" calcext:value-type="float">
            <text:p>0.155407548366635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313676286072773" calcext:value-type="float">
            <text:p>0.00313676286072773</text:p>
          </table:table-cell>
          <table:table-cell office:value-type="float" office:value="0.987876892089844" calcext:value-type="float">
            <text:p>0.987876892089844</text:p>
          </table:table-cell>
          <table:table-cell office:value-type="float" office:value="0.024390243902439" calcext:value-type="float">
            <text:p>0.024390243902439</text:p>
          </table:table-cell>
          <table:table-cell office:value-type="float" office:value="0.00358680057388809" calcext:value-type="float">
            <text:p>0.00358680057388809</text:p>
          </table:table-cell>
          <table:table-cell office:value-type="float" office:value="0.00625390869293308" calcext:value-type="float">
            <text:p>0.00625390869293308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521907662490483" calcext:value-type="float">
            <text:p>0.0521907662490483</text:p>
          </table:table-cell>
          <table:table-cell office:value-type="float" office:value="0.895530700683594" calcext:value-type="float">
            <text:p>0.895530700683594</text:p>
          </table:table-cell>
          <table:table-cell office:value-type="float" office:value="0.278949315575287" calcext:value-type="float">
            <text:p>0.278949315575287</text:p>
          </table:table-cell>
          <table:table-cell office:value-type="float" office:value="0.0603296527444391" calcext:value-type="float">
            <text:p>0.0603296527444391</text:p>
          </table:table-cell>
          <table:table-cell office:value-type="float" office:value="0.0992039997368594" calcext:value-type="float">
            <text:p>0.0992039997368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07:48.356425118</dc:date>
    <meta:editing-duration>PT20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